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2pt" fo:font-weight="bold" officeooo:rsid="00c611b2" officeooo:paragraph-rsid="00c611b2" style:font-size-asian="10.5pt" style:font-weight-asian="bold" style:font-size-complex="12pt" style:font-weight-complex="bold"/>
    </style:style>
    <style:style style:name="P2" style:family="paragraph" style:parent-style-name="Standard">
      <style:text-properties style:text-position="0% 100%" fo:font-size="12pt" fo:font-weight="bold" officeooo:rsid="0027a547" officeooo:paragraph-rsid="00d8664e" style:font-size-asian="10.5pt" style:font-weight-asian="bold" style:font-size-complex="12pt" style:font-weight-complex="bold"/>
    </style:style>
    <style:style style:name="P3" style:family="paragraph" style:parent-style-name="Standard">
      <style:text-properties style:text-position="0% 100%" fo:font-size="12pt" fo:font-weight="bold" officeooo:rsid="002972e4" officeooo:paragraph-rsid="00d8664e" style:font-size-asian="10.5pt" style:font-weight-asian="bold" style:font-size-complex="12pt" style:font-weight-complex="bold"/>
    </style:style>
    <style:style style:name="P4" style:family="paragraph" style:parent-style-name="Standard">
      <style:text-properties style:text-position="0% 100%" fo:font-size="12pt" fo:font-weight="bold" officeooo:rsid="002a8c25" officeooo:paragraph-rsid="00d8664e" style:font-size-asian="10.5pt" style:font-weight-asian="bold" style:font-size-complex="12pt" style:font-weight-complex="bold"/>
    </style:style>
    <style:style style:name="P5" style:family="paragraph" style:parent-style-name="Standard">
      <style:text-properties style:text-position="0% 100%" fo:font-size="12pt" fo:font-weight="normal" officeooo:rsid="00c611b2" officeooo:paragraph-rsid="00c611b2" style:font-size-asian="10.5pt" style:font-weight-asian="normal" style:font-size-complex="12pt" style:font-weight-complex="normal"/>
    </style:style>
    <style:style style:name="P6" style:family="paragraph" style:parent-style-name="Standard">
      <style:text-properties style:text-position="0% 100%" fo:font-size="12pt" fo:font-weight="normal" officeooo:rsid="00c611b2" officeooo:paragraph-rsid="00c7de1d" style:font-size-asian="10.5pt" style:font-weight-asian="normal" style:font-size-complex="12pt" style:font-weight-complex="normal"/>
    </style:style>
    <style:style style:name="P7" style:family="paragraph" style:parent-style-name="Standard">
      <style:text-properties style:text-position="0% 100%" fo:font-size="12pt" fo:font-weight="normal" officeooo:rsid="002972e4" officeooo:paragraph-rsid="00d8664e" style:font-size-asian="10.5pt" style:font-weight-asian="normal" style:font-size-complex="12pt" style:font-weight-complex="normal"/>
    </style:style>
    <style:style style:name="P8" style:family="paragraph" style:parent-style-name="Standard">
      <style:text-properties style:text-line-through-style="none" style:text-line-through-type="none" style:text-position="0% 100%" fo:font-size="12pt" fo:font-weight="normal" officeooo:rsid="00c611b2" officeooo:paragraph-rsid="00c7de1d" style:font-size-asian="10.5pt" style:font-weight-asian="normal" style:font-size-complex="12pt" style:font-weight-complex="normal"/>
    </style:style>
    <style:style style:name="P9" style:family="paragraph" style:parent-style-name="Standard">
      <style:text-properties style:text-line-through-style="none" style:text-line-through-type="none" style:text-position="0% 100%" fo:font-size="12pt" fo:font-weight="normal" officeooo:rsid="00cb7bcd" officeooo:paragraph-rsid="00cde84c" style:font-size-asian="10.5pt" style:font-weight-asian="normal" style:font-size-complex="12pt" style:font-weight-complex="normal"/>
    </style:style>
    <style:style style:name="P10" style:family="paragraph" style:parent-style-name="Standard">
      <style:text-properties style:text-line-through-style="none" style:text-line-through-type="none" style:text-position="0% 100%" fo:font-size="12pt" fo:font-weight="normal" officeooo:rsid="00cb7bcd" officeooo:paragraph-rsid="00d10e93" style:font-size-asian="10.5pt" style:font-weight-asian="normal" style:font-size-complex="12pt" style:font-weight-complex="normal"/>
    </style:style>
    <style:style style:name="P11" style:family="paragraph" style:parent-style-name="Standard">
      <style:text-properties style:text-line-through-style="none" style:text-line-through-type="none" style:text-position="0% 100%" fo:font-size="12pt" fo:font-weight="normal" officeooo:rsid="00cb7bcd" officeooo:paragraph-rsid="00d82bab" style:font-size-asian="10.5pt" style:font-weight-asian="normal" style:font-size-complex="12pt" style:font-weight-complex="normal"/>
    </style:style>
    <style:style style:name="P12" style:family="paragraph" style:parent-style-name="Standard">
      <style:text-properties style:text-line-through-style="none" style:text-line-through-type="none" style:text-position="0% 100%" fo:font-size="12pt" fo:font-weight="normal" officeooo:rsid="00dbd3ec" officeooo:paragraph-rsid="00dbd3ec" style:font-size-asian="10.5pt" style:font-weight-asian="normal" style:font-size-complex="12pt" style:font-weight-complex="normal"/>
    </style:style>
    <style:style style:name="P13" style:family="paragraph" style:parent-style-name="Standard">
      <style:text-properties style:text-line-through-style="none" style:text-line-through-type="none" style:text-position="0% 100%" fo:font-size="12pt" fo:font-weight="bold" officeooo:rsid="002a8c25" officeooo:paragraph-rsid="00d8664e" style:font-size-asian="10.5pt" style:font-weight-asian="bold" style:font-size-complex="12pt" style:font-weight-complex="bold"/>
    </style:style>
    <style:style style:name="P14" style:family="paragraph" style:parent-style-name="Standard">
      <style:text-properties style:text-line-through-style="none" style:text-line-through-type="none" style:text-position="0% 100%" fo:font-size="12pt" fo:font-weight="bold" officeooo:rsid="00d8664e" officeooo:paragraph-rsid="00d8664e" style:font-size-asian="10.5pt" style:font-weight-asian="bold" style:font-size-complex="12pt" style:font-weight-complex="bold"/>
    </style:style>
    <style:style style:name="T1" style:family="text">
      <style:text-properties officeooo:rsid="00c6b1a3"/>
    </style:style>
    <style:style style:name="T2" style:family="text">
      <style:text-properties officeooo:rsid="00c9cac3"/>
    </style:style>
    <style:style style:name="T3" style:family="text">
      <style:text-properties style:text-position="super 58%" officeooo:rsid="00cb7bcd"/>
    </style:style>
    <style:style style:name="T4" style:family="text">
      <style:text-properties officeooo:rsid="00cb7bcd"/>
    </style:style>
    <style:style style:name="T5" style:family="text">
      <style:text-properties style:text-line-through-style="none" style:text-line-through-type="none" officeooo:rsid="00cb7bcd"/>
    </style:style>
    <style:style style:name="T6" style:family="text">
      <style:text-properties style:text-line-through-style="none" style:text-line-through-type="none" officeooo:rsid="00cd6bfa"/>
    </style:style>
    <style:style style:name="T7" style:family="text">
      <style:text-properties officeooo:rsid="00cd6bfa"/>
    </style:style>
    <style:style style:name="T8" style:family="text">
      <style:text-properties officeooo:rsid="00cf95bb"/>
    </style:style>
    <style:style style:name="T9" style:family="text">
      <style:text-properties officeooo:rsid="00d10e93"/>
    </style:style>
    <style:style style:name="T10" style:family="text">
      <style:text-properties officeooo:rsid="00d4c63f"/>
    </style:style>
    <style:style style:name="T11" style:family="text">
      <style:text-properties officeooo:rsid="00d64197"/>
    </style:style>
    <style:style style:name="T12" style:family="text">
      <style:text-properties officeooo:rsid="00d8664e"/>
    </style:style>
    <style:style style:name="T13" style:family="text">
      <style:text-properties officeooo:rsid="0067dcc5"/>
    </style:style>
    <style:style style:name="T14" style:family="text">
      <style:text-properties officeooo:rsid="002a8c25"/>
    </style:style>
    <style:style style:name="T15" style:family="text">
      <style:text-properties officeooo:rsid="002972e4"/>
    </style:style>
    <style:style style:name="T16" style:family="text">
      <style:text-properties officeooo:rsid="0069754e"/>
    </style:style>
    <style:style style:name="T17" style:family="text">
      <style:text-properties fo:font-weight="normal" officeooo:rsid="00d8664e" style:font-weight-asian="normal" style:font-weight-complex="normal"/>
    </style:style>
    <style:style style:name="T18" style:family="text">
      <style:text-properties officeooo:rsid="00da2d04"/>
    </style:style>
    <style:style style:name="T19" style:family="text">
      <style:text-properties officeooo:rsid="00dcae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ys 65 – 90 after outbreak</text:p>
      <text:p text:style-name="P1">Atlanta</text:p>
      <text:p text:style-name="P1"/>
      <text:p text:style-name="P5">First <text:span text:style-name="T1">d</text:span>ay in Atlanta I made contact with the Vatos gang. They were pretty friendly I even had them buy guns, medicine and food from me. <text:span text:style-name="T1">They thought I was crazy for asking them of jewellery and money in exchange for guns, medicine and food. Still I made a great profit they paid me 100x what the usual price of this things should be. We made a deal that whenever I come by we do the same again. </text:span>Afterwards I went to the banks here in Atlanta and cleaned it out. Fourth <text:span text:style-name="T1">d</text:span>ay in Atlanta <text:span text:style-name="T1">I ran out of banks to rob so I started raiding other businesses like Casinos and jewellery stores. Fifteenth day in Atlanta I made a very lucrative deal with the Vatos gang. They bought a lot of stuff from me effectively ending my need to stay since I now have 11 million dollars. I’ll stay 20 days more though just to get more money from the Vatos gang. Twentieth day in Atlanta I go back to their place they ask me for other Items this time. They ask me for body armour. I tell them I’ll need a day to get it so I go out of the city and then put 20 body armour on the truck. I realize that I have 89 people but only 26 of them are fully armed and armoured. I decide to not worry about them.</text:span> <text:span text:style-name="T2">Twenty-first day in Atlanta I sell them the 20 armours they requested. I gain some 50 thousand money from the items they exchange for it.</text:span></text:p>
      <text:p text:style-name="P6"><text:span text:style-name="T4">Twenty-sixth day I return they only buy more MRE from me. I tell them I’ll be leaving at the 35</text:span><text:span text:style-name="T3">th</text:span><text:span text:style-name="T4"> day. They offer to buy whatever I think they will need, I accept the offer. t</text:span><text:span text:style-name="T5">hirty-fourth day I sell them more ammo, food, medical equipment and a couple barrels of gasoline. </text:span><text:span text:style-name="T6">The thirty-fifth I leave with 150% the amount of money I needed.</text:span></text:p>
      <text:p text:style-name="P8"/>
      <text:p text:style-name="P9">I come back to <text:span text:style-name="T7">Brooks</text:span> with a delivery truck filled with ammo, medical <text:span text:style-name="T7">equipment, more equipment for war and more gasoline. The group from Fodder city and Terminus are happy to see me. The Grady Memorial group are just apathetic to my return. I notice there are some people I don’t recognize, I smile it seems the community grew while. People who knows me mainly the people from Fodder city crowd at the back of the car knowing I bring them more items mostly for defences. The people from Terminus are delighted that I bring more guns, ammo and armour. They put it where everyone decided to put stuff in which I don’t know where. Captain Hanson comes to me and greets me.</text:span></text:p>
      <text:p text:style-name="P9"/>
      <text:p text:style-name="P9">“<text:span text:style-name="T8">Tony! that’s your name right? That’s what Merle calls you anyway. Welcome back!” He tells me</text:span></text:p>
      <text:p text:style-name="P9"/>
      <text:p text:style-name="P9">“<text:span text:style-name="T8">Thank you, what happened the last 34 days I wasn’t here. Captain Hanson?” I ask</text:span></text:p>
      <text:p text:style-name="P9"/>
      <text:p text:style-name="P10">“<text:span text:style-name="T9">Nothing much, new people came in they’re mostly in trickles though not very much like your runs. You know I heard a lot of things about you from the Merle, Jocelyn, Gareth and Bob. They all have told me the same thing you saved them. Anyway with people slowly coming here we got 80 people in our community now. We are also almost halfway done with your wall. We finished the entrance as you might have seen and are almost finished the concrete part of the walls. Oh we also added on the training I noticed that training mostly consists of shooting walkers, stabbing walkers and chopping walkers. I found it not enough and decided to incorporate most of the training police went through. Since I was changing the training regime, Merle also added some training he went through in the military.” my I go wide from the training bit I feel so stupid for forgetting to add more to the training. It doesn’t matter though Captain Hanson and Merle fixed it for me.</text:span></text:p>
      <text:p text:style-name="P10"/>
      <text:p text:style-name="P10">“<text:span text:style-name="T10">Thank you Captain Hanson.”</text:span></text:p>
      <text:p text:style-name="P10"/>
      <text:p text:style-name="P10">“<text:span text:style-name="T10">No need to thank me this is my community too. I wouldn’t want the community to be ill prepared.”</text:span></text:p>
      <text:p text:style-name="P10"/>
      <text:p text:style-name="P10">“<text:span text:style-name="T10">Where’s Merle anyway” I ask.</text:span></text:p>
      <text:p text:style-name="P10"><text:soft-page-break/></text:p>
      <text:p text:style-name="P10">“<text:span text:style-name="T11">Oh he’s on one of his runs searching for his brother and occasionally directing good people towards here.”</text:span></text:p>
      <text:p text:style-name="P10"/>
      <text:p text:style-name="P11">“<text:span text:style-name="T11">Well I’ll be staying here for a night have breakfast with everybody then I’ll be going someplace to bring in some 70 something people. So if you see Jocelyn please tell her this or send her to me.” So the day went by with everybody greeting me with my name apparently Merle told all of them my name. Which is okay, I just kept forgetting to tell them my name and they didn’t really ask for it. I helped with the wall, joined them on the training. After the training I check my character screen it seems I didn’t check for a long time again.</text:span></text:p>
      <text:p text:style-name="P11"/>
      <text:p text:style-name="P2">N<text:span text:style-name="T14">ame</text:span>: Antonio Miguel <text:span text:style-name="T15">Hernandez Lopez</text:span></text:p>
      <text:p text:style-name="P7"/>
      <text:p text:style-name="P3">A<text:span text:style-name="T14">ge</text:span>: 21</text:p>
      <text:p text:style-name="P3"/>
      <text:p text:style-name="P3">Title/s: The Gamer, <text:span text:style-name="T12">The saviour of people, </text:span></text:p>
      <text:p text:style-name="P3"/>
      <text:p text:style-name="P3">LVL: 1<text:span text:style-name="T12">8</text:span></text:p>
      <text:p text:style-name="P3"/>
      <text:p text:style-name="P3">HP: 1<text:span text:style-name="T16">25</text:span></text:p>
      <text:p text:style-name="P3"><text:line-break/>STR: <text:span text:style-name="T13">37</text:span></text:p>
      <text:p text:style-name="P3"/>
      <text:p text:style-name="P3"><text:span text:style-name="T14">VIT</text:span>: <text:span text:style-name="T14">25</text:span></text:p>
      <text:p text:style-name="P4"/>
      <text:p text:style-name="P4">DEX: <text:span text:style-name="T13">32</text:span></text:p>
      <text:p text:style-name="P4"/>
      <text:p text:style-name="P4">INT: <text:span text:style-name="T13">33</text:span></text:p>
      <text:p text:style-name="P4"/>
      <text:p text:style-name="P4">WIS: <text:span text:style-name="T13">38</text:span></text:p>
      <text:p text:style-name="P4"/>
      <text:p text:style-name="P4">LCK: <text:span text:style-name="T13">65</text:span></text:p>
      <text:p text:style-name="P4"/>
      <text:p text:style-name="P4">POINTS: <text:span text:style-name="T12">63</text:span></text:p>
      <text:p text:style-name="P3"/>
      <text:p text:style-name="P13">Money: $<text:span text:style-name="T12">16,238,913.11</text:span></text:p>
      <text:p text:style-name="P13"><text:line-break/><text:span text:style-name="T17">I decide to allocate 35 points into luck giving me a total of 100 luck. I get a notification about it.</text:span></text:p>
      <text:p text:style-name="P13"><text:span text:style-name="T17"/></text:p>
      <text:p text:style-name="P14">You have gotten 100 stat points in your luck you have reached a milestone. <text:span text:style-name="T18">You now have the perk and title Luckiest man alive.</text:span></text:p>
      <text:p text:style-name="P14"/>
      <text:p text:style-name="P14"><text:tab/><text:span text:style-name="T18">Luckiest man alive: you are literally the luckiest man alive. fate doesn’t favour you it <text:tab/>serves you now. Doing whatever it can to bend the word in your favour. Affects everything your future, your past, the present.</text:span></text:p>
      <text:p text:style-name="P12"/>
      <text:p text:style-name="P12">Good to know that there were milestones in this system. I spend another time helping with the construction have dinner with everyone. I then get the sleep I haven’t <text:span text:style-name="T19">gotten for a mon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26T21:48:45.425000000</dc:date>
    <meta:editing-duration>PT6H34M29S</meta:editing-duration>
    <meta:editing-cycles>42</meta:editing-cycles>
    <meta:generator>LibreOffice/6.1.3.2$Windows_X86_64 LibreOffice_project/86daf60bf00efa86ad547e59e09d6bb77c699acb</meta:generator>
    <meta:document-statistic meta:table-count="0" meta:image-count="0" meta:object-count="0" meta:page-count="2" meta:paragraph-count="30" meta:word-count="959" meta:character-count="5090" meta:non-whitespace-character-count="4155"/>
  </office:meta>
</office:document-meta>
</file>